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f28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5ff5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9009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c280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ada18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5f28c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9009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5f28c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9009d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b6101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55ff52" officeooo:paragraph-rsid="0055ff52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4b0f" officeooo:paragraph-rsid="00574b0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009d" officeooo:paragraph-rsid="0059009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9009d" officeooo:paragraph-rsid="005900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74b0f" officeooo:paragraph-rsid="0059009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74b0f" officeooo:paragraph-rsid="00574b0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9aa05" officeooo:paragraph-rsid="0059aa0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ada18" officeooo:paragraph-rsid="005ada1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ff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f28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74b0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9009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9aa0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da1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e6ab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061d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5f28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b610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5ff5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9009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9aa0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ada1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1095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style:font-name="DejaVu Sans Condensed" fo:font-size="12pt" officeooo:rsid="0059009d" style:font-size-asian="12pt" style:font-size-complex="12pt"/>
    </style:style>
    <style:style style:name="T25" style:family="text">
      <style:text-properties style:font-name="DejaVu Sans Condensed" fo:font-size="12pt" officeooo:rsid="005b6101" style:font-size-asian="12pt" style:font-size-complex="12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45eea0" style:font-weight-asian="normal" style:font-weight-complex="normal"/>
    </style:style>
    <style:style style:name="T28" style:family="text">
      <style:text-properties officeooo:rsid="004ed4c3"/>
    </style:style>
    <style:style style:name="T29" style:family="text">
      <style:text-properties officeooo:rsid="005488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2</text:span><text:span text:style-name="T15">0</text:span><text:span text:style-name="T12">1</text:span><text:span text:style-name="T13"> - </text:span><text:span text:style-name="T22">Ground - </text:span><text:span text:style-name="T14">Cold Start</text:span></text:p>
      <text:p text:style-name="P4"/>
      <text:p text:style-name="P3">Cold Start Checklist<text:span text:style-name="T28"> -- </text:span><text:span text:style-name="T29">(default auto start sequence is about 3:45)</text:span></text:p>
      <text:list xml:id="list2843258914" text:style-name="L1">
        <text:list-item>
          <text:p text:style-name="P6"><text:span text:style-name="T11">P</text:span><text:span text:style-name="T16">arking Brake</text:span><text:span text:style-name="T3"> ... </text:span><text:span text:style-name="T17">On</text:span><text:span text:style-name="T3"> (pulled out) (left front wall)</text:span></text:p>
        </text:list-item>
        <text:list-item>
          <text:p text:style-name="P13"><text:span text:style-name="T10">Throttle</text:span><text:span text:style-name="T23"> ... </text:span><text:span text:style-name="T10">Fully aft</text:span></text:p>
        </text:list-item>
        <text:list-item>
          <text:p text:style-name="P13"><text:span text:style-name="T10">Ground crew</text:span><text:span text:style-name="T23"> ... </text:span><text:span text:style-name="T10">External Power ON</text:span><text:span text:style-name="T23"> (backslash, F8, F2, F1)</text:span></text:p>
        </text:list-item>
      </text:list>
      <text:list xml:id="list3050570453" text:style-name="L2">
        <text:list-item>
          <text:list>
            <text:list-item>
              <text:p text:style-name="P11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"GPU" lit.</text:span></text:p>
            </text:list-item>
          </text:list>
        </text:list-item>
      </text:list>
      <text:list xml:id="list182017647095433" text:continue-list="list2843258914" text:style-name="L1">
        <text:list-item>
          <text:p text:style-name="P16"><text:span text:style-name="T10">Oxygen Valve switch</text:span><text:span text:style-name="T23"> ... </text:span><text:span text:style-name="T10">O</text:span><text:span text:style-name="T23"> (forward) (right console middle, outboard)</text:span></text:p>
        </text:list-item>
        <text:list-item>
          <text:p text:style-name="P16"><text:span text:style-name="T10">BATTERIES switch</text:span><text:span text:style-name="T23"> ... </text:span><text:span text:style-name="T10">ON</text:span><text:span text:style-name="T23"> (right front wall bottom)</text:span></text:p>
        </text:list-item>
        <text:list-item>
          <text:p text:style-name="P7"><text:span text:style-name="T18">MASTER WARNING</text:span><text:span text:style-name="T2"> </text:span><text:span text:style-name="T5">and </text:span><text:span text:style-name="T19">MASTER CAUTION</text:span><text:span text:style-name="T5"> </text:span><text:span text:style-name="T2">... </text:span><text:span text:style-name="T18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7"><text:span text:style-name="T18">GPU button</text:span><text:span text:style-name="T2"> ... </text:span><text:span text:style-name="T18">Press</text:span><text:span text:style-name="T2"> to activate ground power</text:span><text:span text:style-name="T4"> (left console forward), button will show </text:span><text:span text:style-name="T5">"GPU" and </text:span><text:span text:style-name="T4">"ON" lit</text:span><text:span text:style-name="T9"> (left console forward)</text:span></text:p>
        </text:list-item>
      </text:list>
      <text:list xml:id="list1174726892" text:style-name="L3">
        <text:list-item>
          <text:list>
            <text:list-item>
              <text:p text:style-name="P17">Wheel chocks will automatically be removed when GPU is enabled.</text:p>
            </text:list-item>
          </text:list>
        </text:list-item>
      </text:list>
      <text:list xml:id="list182018403125267" text:continue-list="list182017647095433" text:style-name="L1">
        <text:list-item>
          <text:p text:style-name="P19"><text:span text:style-name="T18">B</text:span><text:span text:style-name="T10">US TIE switch</text:span><text:span text:style-name="T1"> ... </text:span><text:span text:style-name="T10">ON</text:span><text:span text:style-name="T9"> (right front wall bottom)</text:span></text:p>
        </text:list-item>
        <text:list-item>
          <text:p text:style-name="P20"><text:span text:style-name="T18">MASTER WARNING</text:span><text:span text:style-name="T2"> </text:span><text:span text:style-name="T5">and </text:span><text:span text:style-name="T19">MASTER CAUTION</text:span><text:span text:style-name="T5"> </text:span><text:span text:style-name="T2">... </text:span><text:span text:style-name="T18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21"><text:span text:style-name="T10">INVERTER switch</text:span><text:span text:style-name="T1"> ... </text:span><text:span text:style-name="T10">NORMAL</text:span><text:span text:style-name="T1"> (up) (right front wall)</text:span></text:p>
        </text:list-item>
        <text:list-item>
          <text:p text:style-name="P21"><text:span text:style-name="T1">On </text:span><text:span text:style-name="T10">FUEL</text:span><text:span text:style-name="T1"> panel (left console front):</text:span></text:p>
          <text:list>
            <text:list-item>
              <text:p text:style-name="P21"><text:span text:style-name="T10">Fuel Transfer Pump switches</text:span><text:span text:style-name="T1"> ... </text:span><text:span text:style-name="T10">AUTO</text:span><text:span text:style-name="T1"> (forward) for all tanks with fuel (green lights), </text:span><text:span text:style-name="T10">OFF</text:span><text:span text:style-name="T1"> (middle) for any tanks without fuel (red lights)</text:span></text:p>
            </text:list-item>
            <text:list-item>
              <text:p text:style-name="P21"><text:span text:style-name="T10">FUSELAGE TANK PUMP button</text:span><text:span text:style-name="T1"> ... </text:span><text:span text:style-name="T10">ON</text:span><text:span text:style-name="T1">; "OFF" light will turn off (transparent guarded switch)</text:span></text:p>
            </text:list-item>
            <text:list-item>
              <text:p text:style-name="P21"><text:span text:style-name="T10">FUEL SWITCH button</text:span><text:span text:style-name="T1"> ... </text:span><text:span text:style-name="T10">ON</text:span><text:span text:style-name="T1">; "OFF" light will turn off (transparent guarded switch)</text:span></text:p>
            </text:list-item>
          </text:list>
        </text:list-item>
        <text:list-item>
          <text:p text:style-name="P19"><text:span text:style-name="T10">IGNITION switch</text:span><text:span text:style-name="T1"> ... </text:span><text:span text:style-name="T10">START for 2 seconds</text:span><text:span text:style-name="T1">, then release</text:span><text:span text:style-name="T9"> (left console in front of throttle)</text:span></text:p>
        </text:list-item>
        <text:list-item>
          <text:p text:style-name="P19"><text:span text:style-name="T1">When </text:span><text:span text:style-name="T10">N2</text:span><text:span text:style-name="T1"> gauge reaches </text:span><text:span text:style-name="T10">10%</text:span><text:span text:style-name="T1">: </text:span><text:span text:style-name="T10">Throttle</text:span><text:span text:style-name="T1"> ... </text:span><text:span text:style-name="T10">IDLE</text:span><text:span text:style-name="T1"> (</text:span><text:span text:style-name="T10">Bottom Thumb Button press</text:span><text:span text:style-name="T1">)</text:span></text:p>
        </text:list-item>
      </text:list>
      <text:list xml:id="list4128582706" text:style-name="L4">
        <text:list-item>
          <text:list>
            <text:list-item>
              <text:p text:style-name="P18">Engine should stabilize at: N1 29-33%, ITT approx 520 deg C, N2 58-71%, fuel flow approx 230 lbs/hr.</text:p>
            </text:list-item>
          </text:list>
        </text:list-item>
      </text:list>
      <text:list xml:id="list182018621544648" text:continue-list="list182018403125267" text:style-name="L1">
        <text:list-item>
          <text:p text:style-name="P8"><text:span text:style-name="T18">GPU button</text:span><text:span text:style-name="T2"> ... </text:span><text:span text:style-name="T18">Press</text:span><text:span text:style-name="T2"> to </text:span><text:span text:style-name="T5">de</text:span><text:span text:style-name="T2">activate ground power</text:span><text:span text:style-name="T4"> (left console forward), button will show</text:span><text:span text:style-name="T5"> only "GPU" lit</text:span><text:span text:style-name="T9"> (left console forward)</text:span></text:p>
        </text:list-item>
        <text:list-item>
          <text:p text:style-name="P14"><text:span text:style-name="T10">Ground crew</text:span><text:span text:style-name="T23"> ... </text:span><text:span text:style-name="T10">External Power O</text:span><text:span text:style-name="T19">FF</text:span><text:span text:style-name="T23"> (backslash, F8, F2, F</text:span><text:span text:style-name="T24">2</text:span><text:span text:style-name="T23">)</text:span></text:p>
        </text:list-item>
      </text:list>
      <text:list xml:id="list2575405257" text:style-name="L5">
        <text:list-item>
          <text:list>
            <text:list-item>
              <text:p text:style-name="P12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</text:span><text:span text:style-name="T5">nothing</text:span><text:span text:style-name="T2"> lit.</text:span></text:p>
            </text:list-item>
          </text:list>
        </text:list-item>
      </text:list>
      <text:list xml:id="list182018613213119" text:continue-list="list182018621544648" text:style-name="L1">
        <text:list-item>
          <text:p text:style-name="P19"><text:span text:style-name="T10">GENERATOR switch</text:span><text:span text:style-name="T1"> ... </text:span><text:span text:style-name="T10">RESET</text:span><text:span text:style-name="T1"> (left click), then ON (right click)</text:span><text:span text:style-name="T9"> (left front wall)</text:span></text:p>
        </text:list-item>
        <text:list-item>
          <text:p text:style-name="P8"><text:span text:style-name="T19">Standby Artificial Horizon</text:span><text:span text:style-name="T5"> ... </text:span><text:span text:style-name="T19">Uncage</text:span><text:span text:style-name="T5"> and align with horizon (left instrument panel)</text:span></text:p>
        </text:list-item>
        <text:list-item>
          <text:p text:style-name="P19"><text:span text:style-name="T10">IFF </text:span><text:span text:style-name="T20">MASTER knob</text:span><text:span text:style-name="T6"> ... </text:span><text:span text:style-name="T20">NORM</text:span><text:span text:style-name="T6"> (center console between legs)</text:span></text:p>
        </text:list-item>
        <text:list-item>
          <text:p text:style-name="P22"><text:span text:style-name="T10">IFF MODE 4 switch</text:span><text:span text:style-name="T1"> ... </text:span><text:span text:style-name="T10">ON</text:span><text:span text:style-name="T1"> (center console between legs)</text:span></text:p>
        </text:list-item>
        <text:list-item>
          <text:p text:style-name="P9"><text:span text:style-name="T20">R ALTIMETER switch</text:span><text:span text:style-name="T6"> ... </text:span><text:span text:style-name="T20">ON</text:span><text:span text:style-name="T6"> (up) (center instrument panel bottom)</text:span></text:p>
        </text:list-item>
        <text:list-item>
          <text:p text:style-name="P23"><text:span text:style-name="T10">Canopy</text:span><text:span text:style-name="T1"> ... </text:span><text:span text:style-name="T10">Close and lock</text:span><text:span text:style-name="T1"> (</text:span><text:span text:style-name="T10">T7 switch</text:span><text:span text:style-name="T1"> up or down, once to close, again to lock)</text:span></text:p>
        </text:list-item>
        <text:list-item>
          <text:p text:style-name="P10"><text:span text:style-name="T21">Wait for TARSYN to synchronize</text:span><text:span text:style-name="T17">:</text:span><text:span text:style-name="T7"> Backup compass (right canopy bow), HSI compass, and RMI compass (left of HSI) should all be the same.</text:span><text:span text:style-name="T8"> <text:s/>Takes about a minute??</text:span></text:p>
        </text:list-item>
        <text:list-item>
          <text:p text:style-name="P15"><text:span text:style-name="T11">P</text:span><text:span text:style-name="T10">arking Brake</text:span><text:span text:style-name="T23"> ... </text:span><text:span text:style-name="T17">Release</text:span><text:span text:style-name="T23"> (p</text:span><text:span text:style-name="T25">ushed in</text:span><text:span text:style-name="T23">) (left front wall)</text:span></text:p>
        </text:list-item>
      </text:list>
      <text:p text:style-name="P1"/>
      <text:p text:style-name="P2"><text:span text:style-name="T26">Proceed with rest of preflight checklist </text:span><text:span text:style-name="T27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19T18:20:16.909000000</dc:date>
    <meta:editing-duration>PT17H9M28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3" meta:word-count="432" meta:character-count="2472" meta:non-whitespace-character-count="2102"/>
  </office:meta>
</office:document-meta>
</file>